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e0853" officeooo:paragraph-rsid="0026d7ec" style:font-weight-asian="bold" style:font-weight-complex="bold"/>
    </style:style>
    <style:style style:name="P2" style:family="paragraph" style:parent-style-name="Standard">
      <style:text-properties fo:font-weight="bold" officeooo:rsid="002e0853" officeooo:paragraph-rsid="00376c8a" style:font-weight-asian="bold" style:font-weight-complex="bold"/>
    </style:style>
    <style:style style:name="P3" style:family="paragraph" style:parent-style-name="Standard">
      <style:text-properties fo:font-weight="bold" officeooo:rsid="001ed4f1" officeooo:paragraph-rsid="00376c8a" style:font-weight-asian="bold" style:font-weight-complex="bold"/>
    </style:style>
    <style:style style:name="P4" style:family="paragraph" style:parent-style-name="Standard">
      <style:text-properties fo:font-weight="bold" officeooo:rsid="00428b1e" officeooo:paragraph-rsid="00427f8b" style:font-weight-asian="bold" style:font-weight-complex="bold"/>
    </style:style>
    <style:style style:name="P5" style:family="paragraph" style:parent-style-name="Standard">
      <style:text-properties fo:font-weight="normal" officeooo:rsid="002e0853" officeooo:paragraph-rsid="00376c8a" style:font-weight-asian="normal" style:font-weight-complex="normal"/>
    </style:style>
    <style:style style:name="P6" style:family="paragraph" style:parent-style-name="Standard">
      <style:text-properties fo:font-weight="normal" officeooo:rsid="0026d7ec" officeooo:paragraph-rsid="0047c81e" style:font-weight-asian="normal" style:font-weight-complex="normal"/>
    </style:style>
    <style:style style:name="P7" style:family="paragraph" style:parent-style-name="Standard">
      <style:text-properties fo:font-weight="normal" officeooo:rsid="00428b1e" officeooo:paragraph-rsid="00428b1e" style:font-weight-asian="normal" style:font-weight-complex="normal"/>
    </style:style>
    <style:style style:name="P8" style:family="paragraph" style:parent-style-name="Standard">
      <style:text-properties fo:font-weight="normal" officeooo:rsid="00498dc2" officeooo:paragraph-rsid="00498dc2" style:font-weight-asian="normal" style:font-weight-complex="normal"/>
    </style:style>
    <style:style style:name="P9" style:family="paragraph" style:parent-style-name="Standard">
      <style:text-properties fo:font-weight="normal" officeooo:rsid="00376c8a" officeooo:paragraph-rsid="00376c8a" style:font-weight-asian="normal" style:font-weight-complex="normal"/>
    </style:style>
    <style:style style:name="P10" style:family="paragraph" style:parent-style-name="Standard">
      <style:text-properties fo:font-weight="normal" officeooo:rsid="0069249f" officeooo:paragraph-rsid="0069249f" style:font-weight-asian="normal" style:font-weight-complex="normal"/>
    </style:style>
    <style:style style:name="P11" style:family="paragraph" style:parent-style-name="Standard">
      <style:text-properties fo:font-weight="normal" officeooo:rsid="006cff4c" officeooo:paragraph-rsid="006cff4c" style:font-weight-asian="normal" style:font-weight-complex="normal"/>
    </style:style>
    <style:style style:name="P12" style:family="paragraph" style:parent-style-name="Standard">
      <style:text-properties fo:font-weight="normal" officeooo:rsid="007b8361" officeooo:paragraph-rsid="007b8361" style:font-weight-asian="normal" style:font-weight-complex="normal"/>
    </style:style>
    <style:style style:name="P13" style:family="paragraph" style:parent-style-name="Standard">
      <style:text-properties fo:font-weight="normal" officeooo:rsid="00ad45a9" officeooo:paragraph-rsid="00ad45a9" style:font-weight-asian="normal" style:font-weight-complex="normal"/>
    </style:style>
    <style:style style:name="P14" style:family="paragraph" style:parent-style-name="Standard">
      <style:text-properties officeooo:rsid="001ed4f1" officeooo:paragraph-rsid="0026d7ec"/>
    </style:style>
    <style:style style:name="P15" style:family="paragraph" style:parent-style-name="Standard">
      <style:text-properties officeooo:rsid="001ed4f1" officeooo:paragraph-rsid="00427f8b"/>
    </style:style>
    <style:style style:name="P16" style:family="paragraph" style:parent-style-name="Standard">
      <style:text-properties officeooo:rsid="00208fc1" officeooo:paragraph-rsid="0026d7ec"/>
    </style:style>
    <style:style style:name="P17" style:family="paragraph" style:parent-style-name="Standard">
      <style:text-properties officeooo:rsid="0026d7ec" officeooo:paragraph-rsid="0026d7ec"/>
    </style:style>
    <style:style style:name="P18" style:family="paragraph" style:parent-style-name="Standard">
      <style:text-properties officeooo:rsid="00245b9b" officeooo:paragraph-rsid="00427f8b"/>
    </style:style>
    <style:style style:name="P19" style:family="paragraph" style:parent-style-name="Standard">
      <style:text-properties officeooo:paragraph-rsid="00376c8a"/>
    </style:style>
    <style:style style:name="P20" style:family="paragraph" style:parent-style-name="Standard">
      <style:text-properties officeooo:paragraph-rsid="0047c81e"/>
    </style:style>
    <style:style style:name="P21" style:family="paragraph" style:parent-style-name="Standard">
      <style:text-properties officeooo:paragraph-rsid="005413f6"/>
    </style:style>
    <style:style style:name="P22" style:family="paragraph" style:parent-style-name="Standard">
      <style:text-properties officeooo:rsid="009e001c" officeooo:paragraph-rsid="009e001c"/>
    </style:style>
    <style:style style:name="P23" style:family="paragraph" style:parent-style-name="Standard">
      <style:text-properties officeooo:rsid="00e01702" officeooo:paragraph-rsid="00e01702"/>
    </style:style>
    <style:style style:name="P24" style:family="paragraph" style:parent-style-name="Standard">
      <style:text-properties style:text-underline-style="none" fo:font-weight="bold" officeooo:rsid="0105f180" officeooo:paragraph-rsid="0105f180" style:font-weight-asian="bold" style:font-weight-complex="bold"/>
    </style:style>
    <style:style style:name="P25" style:family="paragraph" style:parent-style-name="Standard">
      <style:text-properties officeooo:paragraph-rsid="01023a16"/>
    </style:style>
    <style:style style:name="P26" style:family="paragraph" style:parent-style-name="Standard">
      <style:text-properties officeooo:paragraph-rsid="011049f5"/>
    </style:style>
    <style:style style:name="P27" style:family="paragraph" style:parent-style-name="Standard">
      <style:text-properties officeooo:paragraph-rsid="011d9970"/>
    </style:style>
    <style:style style:name="P28" style:family="paragraph" style:parent-style-name="Standard" style:list-style-name="L1">
      <style:text-properties officeooo:paragraph-rsid="0123553f"/>
    </style:style>
    <style:style style:name="P29" style:family="paragraph" style:parent-style-name="Standard" style:list-style-name="L1">
      <style:text-properties officeooo:paragraph-rsid="008a6d2f"/>
    </style:style>
    <style:style style:name="P30" style:family="paragraph" style:parent-style-name="Standard" style:list-style-name="L1">
      <style:text-properties officeooo:paragraph-rsid="011f9dc7"/>
    </style:style>
    <style:style style:name="P31" style:family="paragraph" style:parent-style-name="Standard" style:list-style-name="L1">
      <style:text-properties style:text-underline-style="none" fo:font-weight="normal" officeooo:rsid="0120f2b8" officeooo:paragraph-rsid="011f9dc7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a55228" officeooo:paragraph-rsid="00c79c5b" style:font-weight-asian="normal" style:font-weight-complex="normal"/>
    </style:style>
    <style:style style:name="P33" style:family="paragraph" style:parent-style-name="Standard">
      <style:text-properties fo:font-weight="bold" officeooo:rsid="00428b1e" officeooo:paragraph-rsid="0049b9e5" style:font-weight-asian="bold" style:font-weight-complex="bold"/>
    </style:style>
    <style:style style:name="P34" style:family="paragraph" style:parent-style-name="Standard" style:list-style-name="L4">
      <style:text-properties fo:font-weight="bold" officeooo:rsid="0047c81e" officeooo:paragraph-rsid="00ef91a6" style:font-weight-asian="bold" style:font-weight-complex="bold"/>
    </style:style>
    <style:style style:name="P35" style:family="paragraph" style:parent-style-name="Standard" style:list-style-name="L5">
      <style:text-properties fo:font-weight="bold" officeooo:rsid="00289128" officeooo:paragraph-rsid="0047c81e" style:font-weight-asian="bold" style:font-weight-complex="bold"/>
    </style:style>
    <style:style style:name="P36" style:family="paragraph" style:parent-style-name="Standard">
      <style:text-properties fo:font-weight="bold" officeooo:rsid="0018eea8" officeooo:paragraph-rsid="011d9970" style:font-weight-asian="bold" style:font-weight-complex="bold"/>
    </style:style>
    <style:style style:name="P37" style:family="paragraph" style:parent-style-name="Standard">
      <style:text-properties fo:font-weight="bold" officeooo:rsid="012605a6" officeooo:paragraph-rsid="012605a6" style:font-weight-asian="bold" style:font-weight-complex="bold"/>
    </style:style>
    <style:style style:name="P38" style:family="paragraph" style:parent-style-name="Standard" style:list-style-name="L2">
      <style:text-properties officeooo:paragraph-rsid="0082db81"/>
    </style:style>
    <style:style style:name="P39" style:family="paragraph" style:parent-style-name="Standard" style:list-style-name="L3">
      <style:text-properties officeooo:paragraph-rsid="0049b9e5"/>
    </style:style>
    <style:style style:name="P40" style:family="paragraph" style:parent-style-name="Standard" style:list-style-name="L3">
      <style:text-properties officeooo:rsid="0036dbb2" officeooo:paragraph-rsid="0049b9e5"/>
    </style:style>
    <style:style style:name="P41" style:family="paragraph" style:parent-style-name="Standard" style:list-style-name="L3">
      <style:text-properties fo:font-weight="normal" officeooo:rsid="00289128" officeooo:paragraph-rsid="004b68bb" style:font-weight-asian="normal" style:font-weight-complex="normal"/>
    </style:style>
    <style:style style:name="P42" style:family="paragraph" style:parent-style-name="Standard" style:list-style-name="L3">
      <style:text-properties fo:font-weight="normal" officeooo:rsid="00289128" officeooo:paragraph-rsid="00f1ca53" style:font-weight-asian="normal" style:font-weight-complex="normal"/>
    </style:style>
    <style:style style:name="P43" style:family="paragraph" style:parent-style-name="Standard">
      <style:text-properties fo:font-weight="normal" officeooo:rsid="00289128" officeooo:paragraph-rsid="00f8ba40" style:font-weight-asian="normal" style:font-weight-complex="normal"/>
    </style:style>
    <style:style style:name="P44" style:family="paragraph" style:parent-style-name="Standard" style:list-style-name="L3">
      <style:text-properties fo:font-weight="normal" officeooo:rsid="00ab4fd2" officeooo:paragraph-rsid="00f2f329" style:font-weight-asian="normal" style:font-weight-complex="normal"/>
    </style:style>
    <style:style style:name="P45" style:family="paragraph" style:parent-style-name="Standard" style:list-style-name="L3">
      <style:text-properties fo:font-weight="normal" officeooo:rsid="01110f25" officeooo:paragraph-rsid="01110f25" style:font-weight-asian="normal" style:font-weight-complex="normal"/>
    </style:style>
    <style:style style:name="P46" style:family="paragraph" style:parent-style-name="Standard" style:list-style-name="L3">
      <style:text-properties fo:font-weight="normal" officeooo:rsid="0112bad2" officeooo:paragraph-rsid="0112bad2" style:font-weight-asian="normal" style:font-weight-complex="normal"/>
    </style:style>
    <style:style style:name="P47" style:family="paragraph" style:parent-style-name="Standard" style:list-style-name="L4">
      <style:text-properties fo:font-weight="normal" officeooo:rsid="0117980c" officeooo:paragraph-rsid="0117980c" style:font-weight-asian="normal" style:font-weight-complex="normal"/>
    </style:style>
    <style:style style:name="P48" style:family="paragraph" style:parent-style-name="Standard" style:list-style-name="L4">
      <style:text-properties fo:font-weight="normal" officeooo:rsid="011d9970" officeooo:paragraph-rsid="011d9970" style:font-weight-asian="normal" style:font-weight-complex="normal"/>
    </style:style>
    <style:style style:name="P49" style:family="paragraph" style:parent-style-name="Standard" style:list-style-name="L5">
      <style:text-properties fo:font-weight="normal" officeooo:rsid="0074c441" officeooo:paragraph-rsid="0074c441" style:font-weight-asian="normal" style:font-weight-complex="normal"/>
    </style:style>
    <style:style style:name="P50" style:family="paragraph" style:parent-style-name="Standard" style:list-style-name="L5">
      <style:text-properties fo:font-weight="normal" officeooo:rsid="0018eea8" officeooo:paragraph-rsid="0047c81e" style:font-weight-asian="normal" style:font-weight-complex="normal"/>
    </style:style>
    <style:style style:name="P51" style:family="paragraph" style:parent-style-name="Standard">
      <style:text-properties fo:font-weight="normal" officeooo:rsid="0051cf15" officeooo:paragraph-rsid="00af3bb4" style:font-weight-asian="normal" style:font-weight-complex="normal"/>
    </style:style>
    <style:style style:name="P52" style:family="paragraph" style:parent-style-name="Standard">
      <style:text-properties fo:font-weight="normal" officeooo:rsid="00245b9b" officeooo:paragraph-rsid="0026d7ec" style:font-weight-asian="normal" style:font-weight-complex="normal"/>
    </style:style>
    <style:style style:name="P53" style:family="paragraph" style:parent-style-name="Standard">
      <style:text-properties fo:font-weight="normal" officeooo:rsid="012605a6" officeooo:paragraph-rsid="012605a6" style:font-weight-asian="normal" style:font-weight-complex="normal"/>
    </style:style>
    <style:style style:name="P54" style:family="paragraph" style:parent-style-name="Standard" style:list-style-name="L4">
      <style:text-properties officeooo:paragraph-rsid="0049b9e5"/>
    </style:style>
    <style:style style:name="P55" style:family="paragraph" style:parent-style-name="Standard" style:list-style-name="L6">
      <style:text-properties officeooo:paragraph-rsid="0051cf1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eea8" style:font-weight-asian="normal" style:font-weight-complex="normal"/>
    </style:style>
    <style:style style:name="T3" style:family="text">
      <style:text-properties fo:font-weight="normal" officeooo:rsid="003d42e4" style:font-weight-asian="normal" style:font-weight-complex="normal"/>
    </style:style>
    <style:style style:name="T4" style:family="text">
      <style:text-properties fo:font-weight="normal" officeooo:rsid="0028a214" style:font-weight-asian="normal" style:font-weight-complex="normal"/>
    </style:style>
    <style:style style:name="T5" style:family="text">
      <style:text-properties fo:font-weight="normal" officeooo:rsid="0051cf15" style:font-weight-asian="normal" style:font-weight-complex="normal"/>
    </style:style>
    <style:style style:name="T6" style:family="text">
      <style:text-properties fo:font-weight="normal" officeooo:rsid="0053099d" style:font-weight-asian="normal" style:font-weight-complex="normal"/>
    </style:style>
    <style:style style:name="T7" style:family="text">
      <style:text-properties fo:font-weight="normal" officeooo:rsid="005413f6" style:font-weight-asian="normal" style:font-weight-complex="normal"/>
    </style:style>
    <style:style style:name="T8" style:family="text">
      <style:text-properties fo:font-weight="normal" officeooo:rsid="0055ee0e" style:font-weight-asian="normal" style:font-weight-complex="normal"/>
    </style:style>
    <style:style style:name="T9" style:family="text">
      <style:text-properties fo:font-weight="normal" officeooo:rsid="007c5507" style:font-weight-asian="normal" style:font-weight-complex="normal"/>
    </style:style>
    <style:style style:name="T10" style:family="text">
      <style:text-properties fo:font-weight="normal" officeooo:rsid="00fe582c" style:font-weight-asian="normal" style:font-weight-complex="normal"/>
    </style:style>
    <style:style style:name="T11" style:family="text">
      <style:text-properties fo:font-weight="normal" officeooo:rsid="00289128" style:font-weight-asian="normal" style:font-weight-complex="normal"/>
    </style:style>
    <style:style style:name="T12" style:family="text">
      <style:text-properties fo:font-weight="normal" officeooo:rsid="00fee454" style:font-weight-asian="normal" style:font-weight-complex="normal"/>
    </style:style>
    <style:style style:name="T13" style:family="text">
      <style:text-properties fo:font-weight="normal" officeooo:rsid="00480348" style:font-weight-asian="normal" style:font-weight-complex="normal"/>
    </style:style>
    <style:style style:name="T14" style:family="text">
      <style:text-properties fo:font-weight="normal" officeooo:rsid="007cfe43" style:font-weight-asian="normal" style:font-weight-complex="normal"/>
    </style:style>
    <style:style style:name="T15" style:family="text">
      <style:text-properties fo:font-weight="normal" officeooo:rsid="00ffe131" style:font-weight-asian="normal" style:font-weight-complex="normal"/>
    </style:style>
    <style:style style:name="T16" style:family="text">
      <style:text-properties fo:font-weight="normal" officeooo:rsid="008694b2" style:font-weight-asian="normal" style:font-weight-complex="normal"/>
    </style:style>
    <style:style style:name="T17" style:family="text">
      <style:text-properties fo:font-weight="normal" officeooo:rsid="00886950" style:font-weight-asian="normal" style:font-weight-complex="normal"/>
    </style:style>
    <style:style style:name="T18" style:family="text">
      <style:text-properties fo:font-weight="normal" officeooo:rsid="010a4906" style:font-weight-asian="normal" style:font-weight-complex="normal"/>
    </style:style>
    <style:style style:name="T19" style:family="text">
      <style:text-properties fo:font-weight="normal" officeooo:rsid="00f5ca0b" style:font-weight-asian="normal" style:font-weight-complex="normal"/>
    </style:style>
    <style:style style:name="T20" style:family="text">
      <style:text-properties fo:font-weight="normal" officeooo:rsid="011d9970" style:font-weight-asian="normal" style:font-weight-complex="normal"/>
    </style:style>
    <style:style style:name="T21" style:family="text">
      <style:text-properties fo:font-weight="normal" officeooo:rsid="00fbb5a6" style:font-weight-asian="normal" style:font-weight-complex="normal"/>
    </style:style>
    <style:style style:name="T22" style:family="text">
      <style:text-properties fo:font-weight="normal" officeooo:rsid="0123553f" style:font-weight-asian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47c81e" style:font-weight-asian="bold" style:font-weight-complex="bold"/>
    </style:style>
    <style:style style:name="T25" style:family="text">
      <style:text-properties fo:font-weight="bold" officeooo:rsid="00376c8a" style:font-weight-asian="bold" style:font-weight-complex="bold"/>
    </style:style>
    <style:style style:name="T26" style:family="text">
      <style:text-properties fo:font-weight="bold" officeooo:rsid="004b68bb" style:font-weight-asian="bold" style:font-weight-complex="bold"/>
    </style:style>
    <style:style style:name="T27" style:family="text">
      <style:text-properties fo:font-weight="bold" officeooo:rsid="003d42e4" style:font-weight-asian="bold" style:font-weight-complex="bold"/>
    </style:style>
    <style:style style:name="T28" style:family="text">
      <style:text-properties fo:font-weight="bold" officeooo:rsid="008391fb" style:font-weight-asian="bold" style:font-weight-complex="bold"/>
    </style:style>
    <style:style style:name="T29" style:family="text">
      <style:text-properties fo:font-weight="bold" officeooo:rsid="00ad45a9" style:font-weight-asian="bold" style:font-weight-complex="bold"/>
    </style:style>
    <style:style style:name="T30" style:family="text">
      <style:text-properties fo:font-weight="bold" officeooo:rsid="0082db81" style:font-weight-asian="bold" style:font-weight-complex="bold"/>
    </style:style>
    <style:style style:name="T31" style:family="text">
      <style:text-properties fo:font-weight="bold" officeooo:rsid="00eeb698" style:font-weight-asian="bold" style:font-weight-complex="bold"/>
    </style:style>
    <style:style style:name="T32" style:family="text">
      <style:text-properties fo:font-weight="bold" officeooo:rsid="00f2f329" style:font-weight-asian="bold" style:font-weight-complex="bold"/>
    </style:style>
    <style:style style:name="T33" style:family="text">
      <style:text-properties fo:font-weight="bold" officeooo:rsid="0028a214" style:font-weight-asian="bold" style:font-weight-complex="bold"/>
    </style:style>
    <style:style style:name="T34" style:family="text">
      <style:text-properties fo:font-weight="bold" officeooo:rsid="0018eea8" style:font-weight-asian="bold" style:font-weight-complex="bold"/>
    </style:style>
    <style:style style:name="T35" style:family="text">
      <style:text-properties fo:font-weight="bold" officeooo:rsid="00fee454" style:font-weight-asian="bold" style:font-weight-complex="bold"/>
    </style:style>
    <style:style style:name="T36" style:family="text">
      <style:text-properties fo:font-weight="bold" officeooo:rsid="00480348" style:font-weight-asian="bold" style:font-weight-complex="bold"/>
    </style:style>
    <style:style style:name="T37" style:family="text">
      <style:text-properties fo:font-weight="bold" officeooo:rsid="00289128" style:font-weight-asian="bold" style:font-weight-complex="bold"/>
    </style:style>
    <style:style style:name="T38" style:family="text">
      <style:text-properties fo:font-weight="bold" officeooo:rsid="01023a16" style:font-weight-asian="bold" style:font-weight-complex="bold"/>
    </style:style>
    <style:style style:name="T39" style:family="text">
      <style:text-properties fo:font-weight="bold" officeooo:rsid="008694b2" style:font-weight-asian="bold" style:font-weight-complex="bold"/>
    </style:style>
    <style:style style:name="T40" style:family="text">
      <style:text-properties fo:font-weight="bold" officeooo:rsid="01042377" style:font-weight-asian="bold" style:font-weight-complex="bold"/>
    </style:style>
    <style:style style:name="T41" style:family="text">
      <style:text-properties fo:font-weight="bold" officeooo:rsid="0115d887" style:font-weight-asian="bold" style:font-weight-complex="bold"/>
    </style:style>
    <style:style style:name="T42" style:family="text">
      <style:text-properties fo:font-weight="bold" officeooo:rsid="011bb33c" style:font-weight-asian="bold" style:font-weight-complex="bold"/>
    </style:style>
    <style:style style:name="T43" style:family="text">
      <style:text-properties fo:font-weight="bold" officeooo:rsid="002c2b72" style:font-weight-asian="bold" style:font-weight-complex="bold"/>
    </style:style>
    <style:style style:name="T44" style:family="text">
      <style:text-properties fo:font-weight="bold" officeooo:rsid="011d9970" style:font-weight-asian="bold" style:font-weight-complex="bold"/>
    </style:style>
    <style:style style:name="T45" style:family="text">
      <style:text-properties fo:font-weight="bold" officeooo:rsid="0127d323" style:font-weight-asian="bold" style:font-weight-complex="bold"/>
    </style:style>
    <style:style style:name="T46" style:family="text">
      <style:text-properties officeooo:rsid="003611fc"/>
    </style:style>
    <style:style style:name="T47" style:family="text">
      <style:text-properties officeooo:rsid="002fc876"/>
    </style:style>
    <style:style style:name="T48" style:family="text">
      <style:text-properties officeooo:rsid="00208fc1"/>
    </style:style>
    <style:style style:name="T49" style:family="text">
      <style:text-properties officeooo:rsid="0025108d"/>
    </style:style>
    <style:style style:name="T50" style:family="text">
      <style:text-properties officeooo:rsid="00245b9b"/>
    </style:style>
    <style:style style:name="T51" style:family="text">
      <style:text-properties officeooo:rsid="0028a214"/>
    </style:style>
    <style:style style:name="T52" style:family="text">
      <style:text-properties officeooo:rsid="003aaa44"/>
    </style:style>
    <style:style style:name="T53" style:family="text">
      <style:text-properties officeooo:rsid="002ec0b0"/>
    </style:style>
    <style:style style:name="T54" style:family="text">
      <style:text-properties officeooo:rsid="00365ffd"/>
    </style:style>
    <style:style style:name="T55" style:family="text">
      <style:text-properties officeooo:rsid="002cec5c"/>
    </style:style>
    <style:style style:name="T56" style:family="text">
      <style:text-properties officeooo:rsid="002b01b9"/>
    </style:style>
    <style:style style:name="T57" style:family="text">
      <style:text-properties officeooo:rsid="00427f8b"/>
    </style:style>
    <style:style style:name="T58" style:family="text">
      <style:text-properties officeooo:rsid="00428b1e"/>
    </style:style>
    <style:style style:name="T59" style:family="text">
      <style:text-properties officeooo:rsid="0047c81e"/>
    </style:style>
    <style:style style:name="T60" style:family="text">
      <style:text-properties officeooo:rsid="004c1791"/>
    </style:style>
    <style:style style:name="T61" style:family="text">
      <style:text-properties officeooo:rsid="004df9ee"/>
    </style:style>
    <style:style style:name="T62" style:family="text">
      <style:text-properties style:text-underline-style="none" fo:font-weight="normal" style:font-weight-asian="normal" style:font-weight-complex="normal"/>
    </style:style>
    <style:style style:name="T63" style:family="text">
      <style:text-properties style:text-underline-style="none" fo:font-weight="normal" officeooo:rsid="005a078a" style:font-weight-asian="normal" style:font-weight-complex="normal"/>
    </style:style>
    <style:style style:name="T64" style:family="text">
      <style:text-properties style:text-underline-style="none" fo:font-weight="normal" officeooo:rsid="00502414" style:font-weight-asian="normal" style:font-weight-complex="normal"/>
    </style:style>
    <style:style style:name="T65" style:family="text">
      <style:text-properties style:text-underline-style="none" fo:font-weight="normal" officeooo:rsid="00b046ec" style:font-weight-asian="normal" style:font-weight-complex="normal"/>
    </style:style>
    <style:style style:name="T66" style:family="text">
      <style:text-properties style:text-underline-style="none" fo:font-weight="normal" officeooo:rsid="00b7218c" style:font-weight-asian="normal" style:font-weight-complex="normal"/>
    </style:style>
    <style:style style:name="T67" style:family="text">
      <style:text-properties style:text-underline-style="none" fo:font-weight="normal" officeooo:rsid="008afa2f" style:font-weight-asian="normal" style:font-weight-complex="normal"/>
    </style:style>
    <style:style style:name="T68" style:family="text">
      <style:text-properties style:text-underline-style="none" fo:font-weight="normal" officeooo:rsid="00a06e93" style:font-weight-asian="normal" style:font-weight-complex="normal"/>
    </style:style>
    <style:style style:name="T69" style:family="text">
      <style:text-properties style:text-underline-style="none" fo:font-weight="normal" officeooo:rsid="008de500" style:font-weight-asian="normal" style:font-weight-complex="normal"/>
    </style:style>
    <style:style style:name="T70" style:family="text">
      <style:text-properties style:text-underline-style="none" fo:font-weight="normal" officeooo:rsid="00edfbde" style:font-weight-asian="normal" style:font-weight-complex="normal"/>
    </style:style>
    <style:style style:name="T71" style:family="text">
      <style:text-properties style:text-underline-style="none" fo:font-weight="normal" officeooo:rsid="00fbb5a6" style:font-weight-asian="normal" style:font-weight-complex="normal"/>
    </style:style>
    <style:style style:name="T72" style:family="text">
      <style:text-properties style:text-underline-style="none" fo:font-weight="normal" officeooo:rsid="0105f180" style:font-weight-asian="normal" style:font-weight-complex="normal"/>
    </style:style>
    <style:style style:name="T73" style:family="text">
      <style:text-properties style:text-underline-style="none" fo:font-weight="normal" officeooo:rsid="0106a7b7" style:font-weight-asian="normal" style:font-weight-complex="normal"/>
    </style:style>
    <style:style style:name="T74" style:family="text">
      <style:text-properties style:text-underline-style="none" fo:font-weight="normal" officeooo:rsid="010a4906" style:font-weight-asian="normal" style:font-weight-complex="normal"/>
    </style:style>
    <style:style style:name="T75" style:family="text">
      <style:text-properties style:text-underline-style="none" fo:font-weight="normal" officeooo:rsid="010c4773" style:font-weight-asian="normal" style:font-weight-complex="normal"/>
    </style:style>
    <style:style style:name="T76" style:family="text">
      <style:text-properties style:text-underline-style="none" fo:font-weight="normal" officeooo:rsid="00a8d7c8" style:font-weight-asian="normal" style:font-weight-complex="normal"/>
    </style:style>
    <style:style style:name="T77" style:family="text">
      <style:text-properties style:text-underline-style="none" fo:font-weight="normal" officeooo:rsid="005c5d9e" style:font-weight-asian="normal" style:font-weight-complex="normal"/>
    </style:style>
    <style:style style:name="T78" style:family="text">
      <style:text-properties style:text-underline-style="none" fo:font-weight="normal" officeooo:rsid="010e2044" style:font-weight-asian="normal" style:font-weight-complex="normal"/>
    </style:style>
    <style:style style:name="T79" style:family="text">
      <style:text-properties style:text-underline-style="none" fo:font-weight="normal" officeooo:rsid="00af3bb4" style:font-weight-asian="normal" style:font-weight-complex="normal"/>
    </style:style>
    <style:style style:name="T80" style:family="text">
      <style:text-properties style:text-underline-style="none" fo:font-weight="normal" officeooo:rsid="010e7bad" style:font-weight-asian="normal" style:font-weight-complex="normal"/>
    </style:style>
    <style:style style:name="T81" style:family="text">
      <style:text-properties style:text-underline-style="none" fo:font-weight="normal" officeooo:rsid="011049f5" style:font-weight-asian="normal" style:font-weight-complex="normal"/>
    </style:style>
    <style:style style:name="T82" style:family="text">
      <style:text-properties style:text-underline-style="none" fo:font-weight="normal" officeooo:rsid="01110f25" style:font-weight-asian="normal" style:font-weight-complex="normal"/>
    </style:style>
    <style:style style:name="T83" style:family="text">
      <style:text-properties style:text-underline-style="none" fo:font-weight="normal" officeooo:rsid="011edffb" style:font-weight-asian="normal" style:font-weight-complex="normal"/>
    </style:style>
    <style:style style:name="T84" style:family="text">
      <style:text-properties style:text-underline-style="none" fo:font-weight="normal" officeooo:rsid="011f9dc7" style:font-weight-asian="normal" style:font-weight-complex="normal"/>
    </style:style>
    <style:style style:name="T85" style:family="text">
      <style:text-properties style:text-underline-style="none" fo:font-weight="normal" officeooo:rsid="0120f2b8" style:font-weight-asian="normal" style:font-weight-complex="normal"/>
    </style:style>
    <style:style style:name="T86" style:family="text">
      <style:text-properties style:text-underline-style="none" fo:font-weight="normal" officeooo:rsid="0107ee03" style:font-weight-asian="normal" style:font-weight-complex="normal"/>
    </style:style>
    <style:style style:name="T87" style:family="text">
      <style:text-properties style:text-underline-style="none" fo:font-weight="normal" officeooo:rsid="0108b947" style:font-weight-asian="normal" style:font-weight-complex="normal"/>
    </style:style>
    <style:style style:name="T88" style:family="text">
      <style:text-properties style:text-underline-style="none" fo:font-weight="normal" officeooo:rsid="0108d8f5" style:font-weight-asian="normal" style:font-weight-complex="normal"/>
    </style:style>
    <style:style style:name="T89" style:family="text">
      <style:text-properties style:text-underline-style="none" fo:font-weight="bold" style:font-weight-asian="bold" style:font-weight-complex="bold"/>
    </style:style>
    <style:style style:name="T90" style:family="text">
      <style:text-properties style:text-underline-style="none" fo:font-weight="bold" officeooo:rsid="00b7218c" style:font-weight-asian="bold" style:font-weight-complex="bold"/>
    </style:style>
    <style:style style:name="T91" style:family="text">
      <style:text-properties style:text-underline-style="none" fo:font-weight="bold" officeooo:rsid="008afa2f" style:font-weight-asian="bold" style:font-weight-complex="bold"/>
    </style:style>
    <style:style style:name="T92" style:family="text">
      <style:text-properties style:text-underline-style="none" fo:font-weight="bold" officeooo:rsid="00af3bb4" style:font-weight-asian="bold" style:font-weight-complex="bold"/>
    </style:style>
    <style:style style:name="T93" style:family="text">
      <style:text-properties style:text-underline-style="none" fo:font-weight="bold" officeooo:rsid="005413f6" style:font-weight-asian="bold" style:font-weight-complex="bold"/>
    </style:style>
    <style:style style:name="T94" style:family="text">
      <style:text-properties style:text-underline-style="none" fo:font-weight="bold" officeooo:rsid="011049f5" style:font-weight-asian="bold" style:font-weight-complex="bold"/>
    </style:style>
    <style:style style:name="T95" style:family="text">
      <style:text-properties style:text-underline-style="none" fo:font-weight="bold" officeooo:rsid="00b046ec" style:font-weight-asian="bold" style:font-weight-complex="bold"/>
    </style:style>
    <style:style style:name="T96" style:family="text">
      <style:text-properties style:text-underline-style="none" fo:font-weight="bold" officeooo:rsid="011edffb" style:font-weight-asian="bold" style:font-weight-complex="bold"/>
    </style:style>
    <style:style style:name="T97" style:family="text">
      <style:text-properties officeooo:rsid="00692dcc"/>
    </style:style>
    <style:style style:name="T98" style:family="text">
      <style:text-properties officeooo:rsid="006f6082"/>
    </style:style>
    <style:style style:name="T99" style:family="text">
      <style:text-properties officeooo:rsid="00703d6d"/>
    </style:style>
    <style:style style:name="T100" style:family="text">
      <style:text-properties officeooo:rsid="007b8361"/>
    </style:style>
    <style:style style:name="T101" style:family="text">
      <style:text-properties officeooo:rsid="008477f2"/>
    </style:style>
    <style:style style:name="T102" style:family="text">
      <style:text-properties officeooo:rsid="00894729"/>
    </style:style>
    <style:style style:name="T103" style:family="text">
      <style:text-properties officeooo:rsid="009c2e8e"/>
    </style:style>
    <style:style style:name="T104" style:family="text">
      <style:text-properties officeooo:rsid="00edfbde"/>
    </style:style>
    <style:style style:name="T105" style:family="text">
      <style:text-properties officeooo:rsid="0082db81"/>
    </style:style>
    <style:style style:name="T106" style:family="text">
      <style:text-properties officeooo:rsid="00eeb698"/>
    </style:style>
    <style:style style:name="T107" style:family="text">
      <style:text-properties officeooo:rsid="0033fb39"/>
    </style:style>
    <style:style style:name="T108" style:family="text">
      <style:text-properties officeooo:rsid="00f1ca53"/>
    </style:style>
    <style:style style:name="T109" style:family="text">
      <style:text-properties officeooo:rsid="00670291"/>
    </style:style>
    <style:style style:name="T110" style:family="text">
      <style:text-properties officeooo:rsid="00f2f329"/>
    </style:style>
    <style:style style:name="T111" style:family="text">
      <style:text-properties officeooo:rsid="00f65f15"/>
    </style:style>
    <style:style style:name="T112" style:family="text">
      <style:text-properties officeooo:rsid="00fa724f"/>
    </style:style>
    <style:style style:name="T113" style:family="text">
      <style:text-properties officeooo:rsid="0112bad2"/>
    </style:style>
    <style:style style:name="T114" style:family="text">
      <style:text-properties officeooo:rsid="0113daed"/>
    </style:style>
    <style:style style:name="T115" style:family="text">
      <style:text-properties officeooo:rsid="0049b9e5"/>
    </style:style>
    <style:style style:name="T116" style:family="text">
      <style:text-properties officeooo:rsid="011edffb"/>
    </style:style>
    <style:style style:name="T117" style:family="text">
      <style:text-properties officeooo:rsid="0127d323"/>
    </style:style>
    <style:style style:name="T118" style:family="text">
      <style:text-properties officeooo:rsid="0129294f"/>
    </style:style>
    <style:style style:name="T119" style:family="text">
      <style:text-properties officeooo:rsid="012b0374"/>
    </style:style>
    <style:style style:name="T120" style:family="text">
      <style:text-properties officeooo:rsid="012c9d3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24">IVUS-guided Aortic Branch Cannulation – in vitro p</text:span><text:span text:style-name="T25">rotocol</text:span></text:p>
      <text:list xml:id="list1615815123" text:style-name="L1">
        <text:list-item>
          <text:p text:style-name="P28"><text:span text:style-name="T8">Each phantom should take </text:span><text:span text:style-name="T18">5 mins per user - </text:span><text:span text:style-name="T87">Order – </text:span><text:span text:style-name="T86">Jonah, </text:span><text:span text:style-name="T88">Boat, Brett </text:span></text:p>
        </text:list-item>
        <text:list-item>
          <text:p text:style-name="P29"><text:span text:style-name="T63">for </text:span><text:span text:style-name="T74">3</text:span><text:span text:style-name="T66"> </text:span><text:span text:style-name="T63">users - that’s </text:span><text:span text:style-name="T64">~</text:span><text:span text:style-name="T75">10-</text:span><text:span text:style-name="T74">15 mins per phantom</text:span></text:p>
        </text:list-item>
        <text:list-item>
          <text:p text:style-name="P29"><text:span text:style-name="T76">E</text:span><text:span text:style-name="T77">ach phantom should take 15 mins to map</text:span></text:p>
        </text:list-item>
        <text:list-item>
          <text:p text:style-name="P30"><text:span text:style-name="T90">Things to point out when participants arrive - </text:span><text:span text:style-name="T68"><text:s/></text:span><text:span text:style-name="T83">best to go above and let </text:span><text:span text:style-name="T96">fall in</text:span><text:span text:style-name="T83">, </text:span><text:span text:style-name="T68">reference point on the wire</text:span><text:span text:style-name="T91">,</text:span><text:span text:style-name="T67"> </text:span><text:span text:style-name="T72">fast as possible </text:span><text:span text:style-name="T73">(speed)</text:span><text:span text:style-name="T72">, </text:span><text:span text:style-name="T69">verifying cannulation with fluoro, </text:span><text:span text:style-name="T67"><text:s/></text:span><text:span text:style-name="T84">don’t overdrive, </text:span><text:span text:style-name="T70">warning to not </text:span><text:span text:style-name="T83">move </text:span><text:span text:style-name="T70">bed, </text:span><text:span text:style-name="T71">show steerable catheter, </text:span><text:span text:style-name="T83">90 degree view </text:span><text:span text:style-name="T85">rotation</text:span><text:span text:style-name="T83">, </text:span><text:span text:style-name="T85">authorship</text:span></text:p>
          <text:p text:style-name="P31"/>
        </text:list-item>
      </text:list>
      <text:p text:style-name="P24"><text:span text:style-name="T112">K</text:span>6 (pva map<text:span text:style-name="T113">ped</text:span> before, <text:span text:style-name="T113">give demo</text:span>), K1, K12, K5, K3, K4 (pva), K8 (pva)</text:p>
      <text:p text:style-name="P32"><text:s/></text:p>
      <text:p text:style-name="P33">Room Setup:</text:p>
      <text:list xml:id="list2443063558" text:style-name="L2">
        <text:list-item>
          <text:p text:style-name="P38"><text:span text:style-name="T105">Ensure </text:span><text:span text:style-name="T28">Nikon </text:span><text:span text:style-name="T30">camera is set to 25 fps</text:span><text:span text:style-name="T105">, long lens, place very up close on high stand </text:span><text:span text:style-name="T104">[ ]</text:span></text:p>
        </text:list-item>
      </text:list>
      <text:list xml:id="list2309903460" text:style-name="L3">
        <text:list-item>
          <text:p text:style-name="P40">ensure correct ML model loaded <text:span text:style-name="T106">[ ]</text:span></text:p>
        </text:list-item>
        <text:list-item>
          <text:p text:style-name="P39"><text:span text:style-name="T56">presave data directories </text:span><text:span text:style-name="T55">on computer </text:span><text:span text:style-name="T29">for all 7 phantoms </text:span><text:span text:style-name="T32">and load preop data for each</text:span><text:span text:style-name="T29">! </text:span><text:span text:style-name="T31">[ ]</text:span></text:p>
        </text:list-item>
        <text:list-item>
          <text:p text:style-name="P41">Have deformation registration directory also open for troubleshooting <text:span text:style-name="T106">[ ]</text:span></text:p>
        </text:list-item>
        <text:list-item>
          <text:p text:style-name="P42"><text:span text:style-name="T107">Ensure yaml parameters look correct </text:span><text:span text:style-name="T108">[ ]</text:span></text:p>
        </text:list-item>
        <text:list-item>
          <text:p text:style-name="P42"><text:span text:style-name="T60">Turn </text:span><text:span text:style-name="T108">pump</text:span><text:span text:style-name="T60"> frequency down to </text:span><text:span text:style-name="T109">~70bpm </text:span><text:span text:style-name="T110">[ ]</text:span></text:p>
        </text:list-item>
        <text:list-item>
          <text:p text:style-name="P44">Use syringe to remove air from pulsatile pump <text:span text:style-name="T110">[ ]</text:span> </text:p>
        </text:list-item>
        <text:list-item>
          <text:p text:style-name="P44">ensure tubings submerged where possible <text:span text:style-name="T110">[ ]</text:span></text:p>
        </text:list-item>
        <text:list-item>
          <text:p text:style-name="P45">Lock the table in place [ ]</text:p>
        </text:list-item>
        <text:list-item>
          <text:p text:style-name="P45">Setup camera looking at fluoro screen and surgeon + fluoro + IVUS [ ]</text:p>
        </text:list-item>
        <text:list-item>
          <text:p text:style-name="P46">Reference point on wire [ ]</text:p>
          <text:p text:style-name="P46"/>
        </text:list-item>
      </text:list>
      <text:p text:style-name="P20"><text:span text:style-name="T26">Mapping of phantom (</text:span><text:span text:style-name="T32">for each phantom</text:span><text:span text:style-name="T26">)</text:span><text:span text:style-name="T24">:</text:span></text:p>
      <text:list xml:id="list4232860634" text:style-name="L4">
        <text:list-item>
          <text:p text:style-name="P34"><text:span text:style-name="T1">Place phantom in tank, </text:span><text:span text:style-name="T20">remove bubbles</text:span></text:p>
        </text:list-item>
        <text:list-item>
          <text:p text:style-name="P47"><text:span text:style-name="T115">I</text:span>f not enough motion, change construction</text:p>
        </text:list-item>
        <text:list-item>
          <text:p text:style-name="P48">Position fluoro</text:p>
        </text:list-item>
        <text:list-item>
          <text:p text:style-name="P54"><text:span text:style-name="T19">(Inkbit) </text:span><text:span text:style-name="T20">16 Fr sheath</text:span></text:p>
        </text:list-item>
      </text:list>
      <text:list xml:id="list1902920606" text:style-name="L5">
        <text:list-item>
          <text:p text:style-name="P49"><text:span text:style-name="T111">(PVA) </text:span><text:span text:style-name="T114">Feed guidewire up,</text:span><text:span text:style-name="T111"> </text:span>Clip IVUS catheter into pullback device</text:p>
        </text:list-item>
        <text:list-item>
          <text:p text:style-name="P50"><text:span text:style-name="T51">Start recording with (1) </text:span><text:span text:style-name="T23">camera</text:span><text:span text:style-name="T42">s</text:span> <text:span text:style-name="T51">in room, (2) <text:s/></text:span><text:span text:style-name="T33">screen </text:span><text:span text:style-name="T51">recording, (3) click </text:span><text:span text:style-name="T33">‘start recording’</text:span><text:span text:style-name="T51"> in aortascope, and (4) click </text:span><text:span text:style-name="T33">start pullback dev</text:span><text:span text:style-name="T43">i</text:span><text:span text:style-name="T33">ce </text:span><text:span text:style-name="T51">in that order</text:span></text:p>
          <text:p text:style-name="P35"/>
        </text:list-item>
      </text:list>
      <text:p text:style-name="P25"><text:span text:style-name="T37">Registration contingency plans </text:span><text:span text:style-name="T40">(20 mins)</text:span></text:p>
      <text:p text:style-name="P25"><text:span text:style-name="T38">1. </text:span><text:span text:style-name="T35">Run registration again</text:span><text:span text:style-name="T36"> </text:span><text:span text:style-name="T13">– </text:span><text:span text:style-name="T15">or </text:span><text:span text:style-name="T12">try </text:span><text:span text:style-name="T14">viterbi</text:span></text:p>
      <text:p text:style-name="P25"><text:span text:style-name="T38">2. </text:span><text:span text:style-name="T35">Replay data</text:span><text:span text:style-name="T13"> – </text:span><text:span text:style-name="T12">conf class 2 threshold, tsdf voxel size, ML model</text:span></text:p>
      <text:p text:style-name="P25"><text:span text:style-name="T38">3. </text:span><text:span text:style-name="T35">Registration </text:span><text:span text:style-name="T38">t</text:span><text:span text:style-name="T39">uning</text:span><text:span text:style-name="T16"> – </text:span><text:span text:style-name="T17">dbscan eps, downsampling CT mesh, allowable stretch factor, angle filter ransac, renal order swap injective mappings, bin / full selected for 4D reg</text:span></text:p>
      <text:p text:style-name="P25"><text:span text:style-name="T38">4. </text:span><text:span text:style-name="T37">IVUS mapping only </text:span><text:span text:style-name="T41">(say nthng)</text:span><text:span text:style-name="T11"> </text:span><text:span text:style-name="T10">and record transform data</text:span><text:span text:style-name="T11"> (superimpose CT scan later)</text:span></text:p>
      <text:p text:style-name="P43"/>
      <text:p text:style-name="P36">Side branch navigation:</text:p>
      <text:p text:style-name="P27"><text:span text:style-name="T44">0. </text:span><text:span text:style-name="T9">Cover phantom with black cloth, </text:span><text:span text:style-name="T21">plug in steerable catheter</text:span></text:p>
      <text:p text:style-name="P26"><text:span text:style-name="T93">0. </text:span><text:span text:style-name="T81">Check if wire is still decent quality / </text:span><text:span text:style-name="T82">exchange at end of each run</text:span></text:p>
      <text:p text:style-name="P26"><text:span text:style-name="T94">0. </text:span><text:span text:style-name="T81">Be sure to s</text:span><text:span text:style-name="T79">ave previous surgeon’s </text:span><text:span text:style-name="T92">transform data</text:span><text:span text:style-name="T79"> </text:span><text:span text:style-name="T65">(if </text:span><text:span text:style-name="T78">using IVUS </text:span><text:span text:style-name="T80">TSDF or deforming phantom</text:span><text:span text:style-name="T78">)</text:span></text:p>
      <text:p text:style-name="P23"><text:span text:style-name="T95">0. </text:span><text:span text:style-name="T62">Turn on </text:span><text:span text:style-name="T89">pulsatile pump</text:span><text:span text:style-name="T62"> – for video even if pullback device not used</text:span></text:p>
      <text:p text:style-name="P51"/>
      <text:p text:style-name="P21"><text:span text:style-name="T7">2. </text:span><text:span text:style-name="T44">record with</text:span><text:span text:style-name="T4"> (1) </text:span><text:span text:style-name="T34">camera</text:span><text:span text:style-name="T44">s</text:span><text:span text:style-name="T2"> </text:span><text:span text:style-name="T4">in room, (2) <text:s/></text:span><text:span text:style-name="T33">screen</text:span><text:span text:style-name="T4"> recording </text:span><text:span text:style-name="T22">(above all else)</text:span></text:p>
      <text:p text:style-name="P21"><text:span text:style-name="T7">3. </text:span><text:span text:style-name="T27">Start the clock</text:span><text:span text:style-name="T3"> </text:span><text:span text:style-name="T5">- </text:span><text:span text:style-name="T27">manipulated to be at 90 degrees</text:span><text:span text:style-name="T3"> to the </text:span><text:span text:style-name="T5">side branch </text:span><text:span text:style-name="T3">vessel for clear side view</text:span></text:p>
      <text:list xml:id="list2094997470" text:style-name="L6">
        <text:list-item>
          <text:p text:style-name="P55"><text:span text:style-name="T5">p</text:span><text:span text:style-name="T2">erform a </text:span><text:span text:style-name="T34">shot of fluoroscopy to verify</text:span><text:span text:style-name="T2"> successful cannulation, </text:span><text:span text:style-name="T22">press </text:span><text:span text:style-name="T27">L</text:span><text:span text:style-name="T44">ap</text:span><text:span text:style-name="T20"> function</text:span></text:p>
        </text:list-item>
      </text:list>
      <text:p text:style-name="P22"><text:span text:style-name="T6">4. </text:span><text:span text:style-name="T1">Every time surgeon </text:span><text:span text:style-name="T23">fires fluoro = 1 cannulation attempt</text:span></text:p>
      <text:p text:style-name="P3"><text:soft-page-break/><text:span text:style-name="T53">M</text:span>aterials <text:span text:style-name="T57">checklist</text:span>:</text:p>
      <text:p text:style-name="P7"><text:span text:style-name="T61">Remember to b</text:span>ook relevant materials on <text:span text:style-name="T59">lab </text:span>google calendars</text:p>
      <text:p text:style-name="P7"/>
      <text:p text:style-name="P2"><text:span text:style-name="T58">C</text:span>omputational cart:</text:p>
      <text:p text:style-name="P5">- <text:span text:style-name="T116">tape</text:span></text:p>
      <text:p text:style-name="P5">- <text:span text:style-name="T58">IVUS machine</text:span></text:p>
      <text:p text:style-name="P5">- EM station</text:p>
      <text:p text:style-name="P5">- <text:span text:style-name="T58">EM emitter</text:span></text:p>
      <text:p text:style-name="P6">- EM tracker stand <text:span text:style-name="T59">(</text:span>Anthony lab<text:span text:style-name="T59">)</text:span></text:p>
      <text:p text:style-name="P5">- PIM module</text:p>
      <text:p text:style-name="P5">- USB splitter</text:p>
      <text:p text:style-name="P5">- <text:span text:style-name="T99">marker for drawing on fluoro screen</text:span></text:p>
      <text:p text:style-name="P11">- basin to prevent water leakage</text:p>
      <text:p text:style-name="P11">- <text:span text:style-name="T98">pump-aorta large inlet connector</text:span></text:p>
      <text:p text:style-name="P10">- black cloth</text:p>
      <text:p text:style-name="P10">- second cart for monitor <text:span text:style-name="T97">(for now)</text:span></text:p>
      <text:p text:style-name="P5">- <text:span text:style-name="T58">pullback device</text:span></text:p>
      <text:p text:style-name="P5">- <text:span text:style-name="T58">pullback device power chord</text:span></text:p>
      <text:p text:style-name="P5">- <text:span text:style-name="T58">pullback device USB cable</text:span></text:p>
      <text:p text:style-name="P8">- pulsatile pump</text:p>
      <text:p text:style-name="P5">- computer</text:p>
      <text:p text:style-name="P5">- computer monitor facing out</text:p>
      <text:p text:style-name="P5">- computer charger</text:p>
      <text:p text:style-name="P5">- frame grabber</text:p>
      <text:p text:style-name="P9">- optional: frame grabber for fluoro</text:p>
      <text:p text:style-name="P8">- optional: additional stand for computer monitor</text:p>
      <text:p text:style-name="P5">- mouse</text:p>
      <text:p text:style-name="P5">- keyboard</text:p>
      <text:p text:style-name="P5">- <text:span text:style-name="T54">supply boxes</text:span></text:p>
      <text:p text:style-name="P5">- <text:span text:style-name="T52">dash monitor</text:span></text:p>
      <text:p text:style-name="P5">- <text:span text:style-name="T58">camera</text:span></text:p>
      <text:p text:style-name="P5">- <text:span text:style-name="T58">camera stand</text:span></text:p>
      <text:p text:style-name="P5">- <text:span text:style-name="T58">iPhone stand</text:span></text:p>
      <text:p text:style-name="P5">- <text:span text:style-name="T100">data recording sheets</text:span></text:p>
      <text:p text:style-name="P5">- <text:span text:style-name="T100">pen</text:span><text:span text:style-name="T101">s</text:span></text:p>
      <text:p text:style-name="P5">- <text:span text:style-name="T100">screwdriver</text:span></text:p>
      <text:p text:style-name="P5">- <text:span text:style-name="T100">scissors</text:span></text:p>
      <text:p text:style-name="P5">- <text:span text:style-name="T100">lighter</text:span></text:p>
      <text:p text:style-name="P5">- <text:span text:style-name="T100">beaker</text:span></text:p>
      <text:p text:style-name="P12">- extra basin for dumping water</text:p>
      <text:p text:style-name="P12">- wooden/plastic board as metal table alternative</text:p>
      <text:p text:style-name="P5">- <text:span text:style-name="T100">barbell weights</text:span></text:p>
      <text:p text:style-name="P5">- <text:span text:style-name="T100">guidewires consolidated in box sizes</text:span></text:p>
      <text:p text:style-name="P5">- <text:span text:style-name="T101">loop closure connectors</text:span></text:p>
      <text:p text:style-name="P5">- <text:span text:style-name="T101">PVA phantom boxes</text:span></text:p>
      <text:p text:style-name="P5">- <text:span text:style-name="T101">inkbit phantoms</text:span></text:p>
      <text:p text:style-name="P5">- <text:span text:style-name="T102">M6 wrench</text:span></text:p>
      <text:p text:style-name="P5">- <text:span text:style-name="T103">towel</text:span></text:p>
      <text:p text:style-name="P5">- <text:span text:style-name="T103">dryseal</text:span></text:p>
      <text:p text:style-name="P13"><text:soft-page-break/>- velcro (male and female)</text:p>
      <text:p text:style-name="P12"/>
      <text:p text:style-name="P5"/>
      <text:p text:style-name="P5"/>
      <text:p text:style-name="P5"/>
      <text:p text:style-name="P1">supplies:</text:p>
      <text:p text:style-name="P14">- <text:span text:style-name="T47">printed protocol</text:span></text:p>
      <text:p text:style-name="P17">- barbell weights</text:p>
      <text:p text:style-name="P14">- IVUS <text:span text:style-name="T48">+ EM </text:span>catheters</text:p>
      <text:p text:style-name="P16">- steerable EM catheter</text:p>
      <text:p text:style-name="P16">- <text:span text:style-name="T49">steerable catheter</text:span></text:p>
      <text:p text:style-name="P14">- <text:span text:style-name="T48">computer monitor</text:span></text:p>
      <text:p text:style-name="P14">- <text:span text:style-name="T48">guiding catheters</text:span></text:p>
      <text:p text:style-name="P16">- guidewire<text:span text:style-name="T49">s</text:span></text:p>
      <text:p text:style-name="P16">- contrast agent</text:p>
      <text:p text:style-name="P16">- puffing catheters</text:p>
      <text:p text:style-name="P16">- <text:span text:style-name="T50">surgical drapes</text:span></text:p>
      <text:p text:style-name="P52">- <text:span text:style-name="T46">syringes for contrast agent injection</text:span></text:p>
      <text:p text:style-name="P52"/>
      <text:p text:style-name="P52"/>
      <text:p text:style-name="P37"><text:span text:style-name="T117">F</text:span>EVAR specific:</text:p>
      <text:p text:style-name="P53"/>
      <text:p text:style-name="P53">- ensure surgeons wearing scrubs and lead</text:p>
      <text:p text:style-name="P53">- <text:span text:style-name="T119">add nester coils if needed, apply whiteout, add nester coils (record video), </text:span><text:span text:style-name="T120">resheath graft</text:span></text:p>
      <text:p text:style-name="P53">- map and register the aneurysm</text:p>
      <text:p text:style-name="P53">- (record video) deploy graft while recording </text:p>
      <text:p text:style-name="P53">- map graft with guidewire – <text:span text:style-name="T118">change vpC, sim device, refine, deeplumen params as needed</text:span></text:p>
      <text:p text:style-name="P53">- call centreline_caller, rename refine</text:p>
      <text:p text:style-name="P53">- (record video) register graft with beads</text:p>
      <text:p text:style-name="P53">- (record video) fenestrate graft, clicking highest to lowest orifices</text:p>
      <text:p text:style-name="P53">- <text:span text:style-name="T117">cannulation</text:span></text:p>
      <text:p text:style-name="P53">- <text:span text:style-name="T45">FEVAR branch deployment AFTER ALL studies</text:span></text:p>
      <text:p text:style-name="P53"/>
      <text:p text:style-name="P53"/>
      <text:p text:style-name="P14"/>
      <text:p text:style-name="P18"/>
      <text:p text:style-name="P15"/>
      <text:p text:style-name="P15"/>
      <text:p text:style-name="P15"/>
      <text:p text:style-name="P15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9-02T17:21:14.245090275</meta:creation-date>
    <meta:generator>LibreOffice/6.4.7.2$Linux_X86_64 LibreOffice_project/40$Build-2</meta:generator>
    <dc:date>2025-11-25T18:37:53.855974996</dc:date>
    <meta:editing-duration>PT5H24M18S</meta:editing-duration>
    <meta:editing-cycles>270</meta:editing-cycles>
    <meta:document-statistic meta:table-count="0" meta:image-count="0" meta:object-count="0" meta:page-count="3" meta:paragraph-count="116" meta:word-count="776" meta:character-count="4341" meta:non-whitespace-character-count="3687"/>
  </office:meta>
</office:document-meta>
</file>